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e6e" officeooo:paragraph-rsid="0014fe6e"/>
    </style:style>
    <style:style style:name="P2" style:family="paragraph" style:parent-style-name="Standard">
      <style:text-properties officeooo:rsid="0016b2e4" officeooo:paragraph-rsid="0016b2e4"/>
    </style:style>
    <style:style style:name="P3" style:family="paragraph" style:parent-style-name="Standard">
      <style:text-properties officeooo:rsid="0016b2e4" officeooo:paragraph-rsid="001830b1"/>
    </style:style>
    <style:style style:name="P4" style:family="paragraph" style:parent-style-name="Standard">
      <style:text-properties fo:font-size="12pt" officeooo:rsid="0014fe6e" officeooo:paragraph-rsid="0014fe6e" style:font-size-asian="12pt" style:font-size-complex="12pt"/>
    </style:style>
    <style:style style:name="P5" style:family="paragraph" style:parent-style-name="Standard">
      <style:text-properties fo:font-size="12pt" officeooo:rsid="001b18ab" officeooo:paragraph-rsid="001b18ab" style:font-size-asian="10.5pt" style:font-size-complex="12pt"/>
    </style:style>
    <style:style style:name="P6" style:family="paragraph" style:parent-style-name="Standard">
      <style:text-properties fo:font-size="12pt" officeooo:rsid="001d8574" officeooo:paragraph-rsid="001d8574" style:font-size-asian="10.5pt" style:font-size-complex="12pt"/>
    </style:style>
    <style:style style:name="P7" style:family="paragraph" style:parent-style-name="Standard">
      <style:text-properties fo:font-size="12pt" officeooo:rsid="001dd6df" officeooo:paragraph-rsid="001dd6df" style:font-size-asian="10.5pt" style:font-size-complex="12pt"/>
    </style:style>
    <style:style style:name="P8" style:family="paragraph" style:parent-style-name="Standard">
      <style:text-properties fo:font-size="12pt" officeooo:rsid="001ec437" officeooo:paragraph-rsid="001ec437" style:font-size-asian="10.5pt" style:font-size-complex="12pt"/>
    </style:style>
    <style:style style:name="P9" style:family="paragraph" style:parent-style-name="Standard">
      <style:text-properties fo:font-size="12pt" officeooo:rsid="0021d599" officeooo:paragraph-rsid="0021d599" style:font-size-asian="10.5pt" style:font-size-complex="12pt"/>
    </style:style>
    <style:style style:name="P10" style:family="paragraph" style:parent-style-name="Standard">
      <style:text-properties fo:font-size="12pt" officeooo:rsid="002590b5" officeooo:paragraph-rsid="002590b5" style:font-size-asian="10.5pt" style:font-size-complex="12pt"/>
    </style:style>
    <style:style style:name="P11" style:family="paragraph" style:parent-style-name="Standard">
      <style:text-properties fo:font-size="12pt" fo:font-weight="normal" officeooo:rsid="001ec437" officeooo:paragraph-rsid="001ec437" style:font-size-asian="10.5pt" style:font-weight-asian="normal" style:font-size-complex="12pt" style:font-weight-complex="normal"/>
    </style:style>
    <style:style style:name="P12" style:family="paragraph" style:parent-style-name="Standard">
      <style:text-properties fo:font-size="12pt" fo:font-weight="normal" officeooo:rsid="00206508" officeooo:paragraph-rsid="00206508" style:font-size-asian="10.5pt" style:font-weight-asian="normal" style:font-size-complex="12pt" style:font-weight-complex="normal"/>
    </style:style>
    <style:style style:name="P13" style:family="paragraph" style:parent-style-name="Standard">
      <style:text-properties fo:font-size="12pt" fo:font-weight="normal" officeooo:rsid="0021ab07" officeooo:paragraph-rsid="0021ab07" style:font-size-asian="10.5pt" style:font-weight-asian="normal" style:font-size-complex="12pt" style:font-weight-complex="normal"/>
    </style:style>
    <style:style style:name="P14" style:family="paragraph" style:parent-style-name="Standard">
      <style:text-properties fo:font-size="11pt" officeooo:rsid="0014fe6e" officeooo:paragraph-rsid="0014fe6e" style:font-size-asian="11pt" style:font-size-complex="11pt"/>
    </style:style>
    <style:style style:name="P15" style:family="paragraph" style:parent-style-name="Standard">
      <style:text-properties fo:font-size="11pt" officeooo:rsid="0016b2e4" officeooo:paragraph-rsid="0016b2e4" style:font-size-asian="11pt" style:font-size-complex="11pt"/>
    </style:style>
    <style:style style:name="P16" style:family="paragraph" style:parent-style-name="Standard">
      <style:text-properties fo:font-size="11pt" officeooo:rsid="0016b2e4" officeooo:paragraph-rsid="00171397" style:font-size-asian="11pt" style:font-size-complex="11pt"/>
    </style:style>
    <style:style style:name="P17" style:family="paragraph" style:parent-style-name="Standard">
      <style:text-properties fo:font-size="11pt" officeooo:rsid="0016b2e4" officeooo:paragraph-rsid="001830b1" style:font-size-asian="11pt" style:font-size-complex="11pt"/>
    </style:style>
    <style:style style:name="P18" style:family="paragraph" style:parent-style-name="Standard">
      <style:text-properties fo:font-size="11pt" officeooo:rsid="001830b1" officeooo:paragraph-rsid="001830b1" style:font-size-asian="11pt" style:font-size-complex="11pt"/>
    </style:style>
    <style:style style:name="P19" style:family="paragraph" style:parent-style-name="Standard">
      <style:text-properties fo:font-size="11pt" officeooo:rsid="0019ccdb" officeooo:paragraph-rsid="0019ccdb" style:font-size-asian="11pt" style:font-size-complex="11pt"/>
    </style:style>
    <style:style style:name="P20" style:family="paragraph" style:parent-style-name="Standard">
      <style:text-properties fo:font-size="11pt" officeooo:rsid="00171397" officeooo:paragraph-rsid="001830b1" style:font-size-asian="11pt" style:font-size-complex="11pt"/>
    </style:style>
    <style:style style:name="P21" style:family="paragraph" style:parent-style-name="Standard">
      <style:text-properties fo:font-size="11pt" officeooo:rsid="001ec437" officeooo:paragraph-rsid="001ec437" style:font-size-asian="11pt" style:font-size-complex="11pt"/>
    </style:style>
    <style:style style:name="P22" style:family="paragraph" style:parent-style-name="Standard">
      <style:text-properties fo:font-size="11pt" officeooo:rsid="001dd6df" officeooo:paragraph-rsid="001dd6df" style:font-size-asian="11pt" style:font-size-complex="11pt"/>
    </style:style>
    <style:style style:name="P23" style:family="paragraph" style:parent-style-name="Standard">
      <style:text-properties fo:font-size="11pt" officeooo:rsid="001d8574" officeooo:paragraph-rsid="001d8574" style:font-size-asian="11pt" style:font-size-complex="11pt"/>
    </style:style>
    <style:style style:name="P24" style:family="paragraph" style:parent-style-name="Standard">
      <style:text-properties fo:font-size="11pt" officeooo:rsid="0021d599" officeooo:paragraph-rsid="0021d599" style:font-size-asian="11pt" style:font-size-complex="11pt"/>
    </style:style>
    <style:style style:name="P25" style:family="paragraph" style:parent-style-name="Standard">
      <style:text-properties fo:font-size="11pt" fo:font-weight="bold" officeooo:rsid="001830b1" officeooo:paragraph-rsid="001830b1" style:font-size-asian="11pt" style:font-weight-asian="bold" style:font-size-complex="11pt" style:font-weight-complex="bold"/>
    </style:style>
    <style:style style:name="P26" style:family="paragraph" style:parent-style-name="Standard">
      <style:text-properties fo:font-size="11pt" fo:font-weight="bold" officeooo:rsid="001ec437" officeooo:paragraph-rsid="001ec437" style:font-size-asian="11pt" style:font-weight-asian="bold" style:font-size-complex="11pt" style:font-weight-complex="bold"/>
    </style:style>
    <style:style style:name="P27" style:family="paragraph" style:parent-style-name="Standard">
      <style:text-properties fo:font-size="11pt" fo:font-weight="bold" officeooo:rsid="001d8574" officeooo:paragraph-rsid="001d8574" style:font-size-asian="11pt" style:font-weight-asian="bold" style:font-size-complex="11pt" style:font-weight-complex="bold"/>
    </style:style>
    <style:style style:name="P28" style:family="paragraph" style:parent-style-name="Standard">
      <style:text-properties fo:font-size="11pt" fo:font-weight="bold" officeooo:rsid="001b18ab" officeooo:paragraph-rsid="001b18ab" style:font-size-asian="9.60000038146973pt" style:font-weight-asian="bold" style:font-size-complex="11pt" style:font-weight-complex="bold"/>
    </style:style>
    <style:style style:name="P29" style:family="paragraph" style:parent-style-name="Standard">
      <style:text-properties fo:font-size="11pt" officeooo:rsid="001b18ab" officeooo:paragraph-rsid="001b18ab" style:font-size-asian="9.60000038146973pt" style:font-size-complex="11pt"/>
    </style:style>
    <style:style style:name="P30" style:family="paragraph" style:parent-style-name="Standard">
      <style:text-properties fo:font-size="11pt" fo:font-weight="normal" officeooo:rsid="00206508" officeooo:paragraph-rsid="00206508" style:font-size-asian="11pt" style:font-weight-asian="normal" style:font-size-complex="11pt" style:font-weight-complex="normal"/>
    </style:style>
    <style:style style:name="P31" style:family="paragraph" style:parent-style-name="Standard">
      <style:text-properties fo:font-size="11pt" fo:font-weight="normal" officeooo:rsid="001ec437" officeooo:paragraph-rsid="001ec437" style:font-size-asian="11pt" style:font-weight-asian="normal" style:font-size-complex="11pt" style:font-weight-complex="normal"/>
    </style:style>
    <style:style style:name="P32" style:family="paragraph" style:parent-style-name="Standard">
      <style:text-properties fo:font-size="11pt" fo:font-weight="normal" officeooo:rsid="0021ab07" officeooo:paragraph-rsid="0021ab07" style:font-size-asian="11pt" style:font-weight-asian="normal" style:font-size-complex="11pt" style:font-weight-complex="normal"/>
    </style:style>
    <style:style style:name="P33" style:family="paragraph" style:parent-style-name="Standard">
      <style:text-properties officeooo:rsid="001830b1" officeooo:paragraph-rsid="001830b1"/>
    </style:style>
    <style:style style:name="P34" style:family="paragraph" style:parent-style-name="Standard">
      <style:text-properties officeooo:rsid="0019ccdb" officeooo:paragraph-rsid="0019ccdb"/>
    </style:style>
    <style:style style:name="P35" style:family="paragraph" style:parent-style-name="Standard">
      <style:text-properties fo:font-size="12pt" fo:font-weight="normal" officeooo:rsid="0021ab07" officeooo:paragraph-rsid="0021ab07" style:font-size-asian="10.5pt" style:font-weight-asian="normal" style:font-size-complex="12pt" style:font-weight-complex="normal"/>
    </style:style>
    <style:style style:name="P36" style:family="paragraph" style:parent-style-name="Standard">
      <style:text-properties fo:font-size="11pt" fo:font-weight="normal" officeooo:rsid="0026c7ea" officeooo:paragraph-rsid="0026c7ea" style:font-size-asian="11pt" style:font-weight-asian="normal" style:font-size-complex="11pt" style:font-weight-complex="normal"/>
    </style:style>
    <style:style style:name="T1" style:family="text">
      <style:text-properties officeooo:rsid="0019ccdb"/>
    </style:style>
    <style:style style:name="T2" style:family="text">
      <style:text-properties officeooo:rsid="001d8574"/>
    </style:style>
    <style:style style:name="T3" style:family="text">
      <style:text-properties officeooo:rsid="001ec437"/>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1ab07"/>
    </style:style>
    <style:style style:name="T7" style:family="text">
      <style:text-properties officeooo:rsid="0021d5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Para conseguir un programa informático que se ejecuta en una computadora:</text:p>
      <text:p text:style-name="P1"/>
      <text:p text:style-name="P18">a) Hay que escribir las instrucciones en código binario para que las entienda el hardware. </text:p>
      <text:p text:style-name="P18"/>
      <text:p text:style-name="P18">b) Sólo es necesario escribir el programa en algún lenguaje de programación y se ejecuta </text:p>
      <text:p text:style-name="P18">directamente. </text:p>
      <text:p text:style-name="P18"/>
      <text:p text:style-name="P25">c) Hay que escribir el programa en algún Lenguaje de Programación y contar con </text:p>
      <text:p text:style-name="P25">herramientas software que lo traduzcan a código binario. </text:p>
      <text:p text:style-name="P18"/>
      <text:p text:style-name="P18">d) Los programas informáticos no se pueden escribir: forman parte de los sistemas </text:p>
      <text:p text:style-name="P18">operativos.</text:p>
      <text:p text:style-name="P1"/>
      <text:p text:style-name="P1"/>
      <text:p text:style-name="P1">2. ¿Cuál sería el modelo de ciclo de vida más apropiado para construir una aplicación pequeña </text:p>
      <text:p text:style-name="P1">en la que se prevé que no sufrirá grandes cambios durante su vida?</text:p>
      <text:p text:style-name="P1"/>
      <text:p text:style-name="P14">El modelo de ciclo de vida mas apropiado seria el modelo en cascada ya que proporciona técnicas y herramientas para desarrollarlo y al ser un programa pequeño es fácil de mantener con esta metodología aunque este sea su punto débil.</text:p>
      <text:p text:style-name="P1"/>
      <text:p text:style-name="P1"/>
      <text:p text:style-name="P1">3. Para obtener código fuente a partir de toda la información necesaria del problema:</text:p>
      <text:p text:style-name="P1"/>
      <text:p text:style-name="P18">a) Se elige el Lenguaje de Programación más adecuado y se codifica directamente. </text:p>
      <text:p text:style-name="P18"/>
      <text:p text:style-name="P18">b) Se codifica y después se elige el Lenguaje de Programación más adecuado. </text:p>
      <text:p text:style-name="P18"/>
      <text:p text:style-name="P25">c) Se elige el Lenguaje de Programación más adecuado, se diseña el algoritmo y se codifica.</text:p>
      <text:p text:style-name="P1"/>
      <text:p text:style-name="P1"/>
      <text:p text:style-name="P1">4. Relaciona los tipos de código con su característica más relevante:</text:p>
      <text:p text:style-name="P1"/>
      <text:p text:style-name="P15">Código Fuente<text:tab/><text:tab/>----&gt;<text:tab/> <text:s text:c="6"/>Escrito en algún Lenguaje de Programación de alto nivel, </text:p>
      <text:p text:style-name="P15"><text:tab/><text:tab/><text:tab/> <text:s text:c="6"/><text:tab/> <text:s text:c="6"/>pero no ejecutable<text:tab/></text:p>
      <text:p text:style-name="P15"/>
      <text:p text:style-name="P15">Código Objeto<text:tab/><text:tab/>----&gt;<text:tab/> <text:s text:c="6"/>Escrito en Lenguaje Máquina pero no ejecutable.</text:p>
      <text:p text:style-name="P15"/>
      <text:p text:style-name="P15">Código Ejecutable<text:tab/>----&gt;<text:tab/> <text:s text:c="6"/>Escrito en Lenguaje Máquina y directamente ejecutable.</text:p>
      <text:p text:style-name="P15"/>
      <text:p text:style-name="P2"/>
      <text:p text:style-name="P2">5. Busca 5 ejemplos de frameworks actuales para distintos lenguajes de programación. Indica </text:p>
      <text:p text:style-name="P2">(además del lenguaje de programación), al menos un ejemplo de una aplicación desarrollada con </text:p>
      <text:p text:style-name="P2">cada uno de ellos.</text:p>
      <text:p text:style-name="P2"/>
      <text:p text:style-name="P16">PHP----&gt;Symfony</text:p>
      <text:p text:style-name="P16"/>
      <text:p text:style-name="P20">Ruby----&gt;Ruby on Rails</text:p>
      <text:p text:style-name="P17"/>
      <text:p text:style-name="P18">JavaScript----&gt;Backbone.js</text:p>
      <text:p text:style-name="P17"/>
      <text:p text:style-name="P18">Python----&gt;Django</text:p>
      <text:p text:style-name="P17"/>
      <text:p text:style-name="P18">Java----&gt; <text:span text:style-name="T2">Spring MVC</text:span></text:p>
      <text:p text:style-name="P3"/>
      <text:p text:style-name="P3"><text:soft-page-break/></text:p>
      <text:p text:style-name="P33">6. Señala la afirmación falsa respecto de los entornos de ejecución:</text:p>
      <text:p text:style-name="P33"/>
      <text:p text:style-name="P25">a) Su principal utilidad es la de permitir el desarrollo rápido de aplicaciones. </text:p>
      <text:p text:style-name="P18"/>
      <text:p text:style-name="P18">b) Actúa como mediador entre el sistema operativo y el código fuente. </text:p>
      <text:p text:style-name="P18"/>
      <text:p text:style-name="P18">c) Es el conjunto de la máquina virtual y bibliotecas necesarias para la ejecución.</text:p>
      <text:p text:style-name="P3"><text:tab/><text:tab/></text:p>
      <text:p text:style-name="P3"/>
      <text:p text:style-name="P33">7, ¿Para qué Sistemas Operativos está disponible la descarga del Java Runtime Environment </text:p>
      <text:p text:style-name="P33">(JRE) de Oracle? A la vista del resultado, ¿crees que pueden desarrollarse aplicaciones en Java para </text:p>
      <text:p text:style-name="P33">dispositivos móviles? Justifica la respuesta</text:p>
      <text:p text:style-name="P33"/>
      <text:p text:style-name="P18">L<text:span text:style-name="T1">inux, MAC, Windows, Solaris.</text:span></text:p>
      <text:p text:style-name="P18"/>
      <text:p text:style-name="P19">Si, hay que utilizar su aplicación Java movile para desarrolladores.</text:p>
      <text:p text:style-name="P19"/>
      <text:p text:style-name="P34"/>
      <text:p text:style-name="P34">8. ¿Cuál consideras que es la etapa más influyente para el éxito de un proyecto de desarrollo de </text:p>
      <text:p text:style-name="P34">software?</text:p>
      <text:p text:style-name="P34"/>
      <text:p text:style-name="P29">a) El análisis de requisitos. </text:p>
      <text:p text:style-name="P29"/>
      <text:p text:style-name="P29">b) La codificación. </text:p>
      <text:p text:style-name="P29"/>
      <text:p text:style-name="P28">c) Las pruebas y documentación. </text:p>
      <text:p text:style-name="P29"/>
      <text:p text:style-name="P29">d) La explotación y el mantenimiento.</text:p>
      <text:p text:style-name="P29"/>
      <text:p text:style-name="P29"/>
      <text:p text:style-name="P5">9. Un hotel ofrece diferentes servicios a sus clientes, tales como spa, piscina y parking, además </text:p>
      <text:p text:style-name="P5">de la propia estancia en la habitación. Escribe en pseudocódigo una aplicación que nos calculase el </text:p>
      <text:p text:style-name="P5">total a pagar por el cliente.</text:p>
      <text:p text:style-name="P9"/>
      <text:p text:style-name="P24">En la pagina web mostramos los servicios spa piscina y parking como un squarecheck y si el cliente <text:s/>los marca entonces mandan el precio del servicio a la variable correspondiente:</text:p>
      <text:p text:style-name="P24"/>
      <text:p text:style-name="P24">Declaramos hotel, spa, piscina, parking.</text:p>
      <text:p text:style-name="P24"/>
      <text:p text:style-name="P24">hotel = 45€;</text:p>
      <text:p text:style-name="P24"/>
      <text:p text:style-name="P24">spa = valor del squarecheck en este caso 30€</text:p>
      <text:p text:style-name="P24">piscina = valor del squarecheck en este caso 10€</text:p>
      <text:p text:style-name="P24">parking = valor del squarecheck en este caso 8€</text:p>
      <text:p text:style-name="P24"/>
      <text:p text:style-name="P24">precio = hotel + spa +piscina +parking;</text:p>
      <text:p text:style-name="P24"/>
      <text:p text:style-name="P24">mostramos precio</text:p>
      <text:p text:style-name="P9"/>
      <text:p text:style-name="P6">10. ¿Ante qué tipo de lenguaje estamos si procesa y traduce las instrucciones en tiempo de </text:p>
      <text:p text:style-name="P6">ejecución? </text:p>
      <text:p text:style-name="P6"/>
      <text:p text:style-name="P23">a) De tercera generación. </text:p>
      <text:p text:style-name="P27">b) Interpretado. </text:p>
      <text:p text:style-name="P23"><text:soft-page-break/>c) Compilado. </text:p>
      <text:p text:style-name="P23">d) Todos los anteriores.</text:p>
      <text:p text:style-name="P5"/>
      <text:p text:style-name="P6">11. El código objeto puede ser: </text:p>
      <text:p text:style-name="P6"/>
      <text:p text:style-name="P23">a) Código máquina. </text:p>
      <text:p text:style-name="P23">b) Bytecode. </text:p>
      <text:p text:style-name="P27">c) Las respuestas a y b son correctas. </text:p>
      <text:p text:style-name="P23">d) Ninguna de las anteriores es correcta.</text:p>
      <text:p text:style-name="P6"/>
      <text:p text:style-name="P6"/>
      <text:p text:style-name="P6">12. ¿Qué se hace durante el proceso de explotación de un software? </text:p>
      <text:p text:style-name="P6"/>
      <text:p text:style-name="P27">a) Desplegar o distribuir nuestro software en el sistema. </text:p>
      <text:p text:style-name="P23">b) Comprobar el funcionamiento y seguridad del software. </text:p>
      <text:p text:style-name="P23">c) Asegurar y mantener las necesidades del software una vez distribuido. </text:p>
      <text:p text:style-name="P23">d) Todas las anteriores son correctas.</text:p>
      <text:p text:style-name="P6"/>
      <text:p text:style-name="P7">13. Escribe en pseudocódigo un programa que lee 10 números en un bucle y finalmente muestra </text:p>
      <text:p text:style-name="P7">la suma.</text:p>
      <text:p text:style-name="P7"/>
      <text:p text:style-name="P10">for(i=1, i&lt;=10,i++){</text:p>
      <text:p text:style-name="P10"><text:tab/>numero = numero aleatorio;</text:p>
      <text:p text:style-name="P10"><text:tab/>resultado += numero;</text:p>
      <text:p text:style-name="P10"><text:tab/>devuelve resultado;</text:p>
      <text:p text:style-name="P10">}</text:p>
      <text:p text:style-name="P7"/>
      <text:p text:style-name="P7">14. ¿Qué ventajas aporta la programación modular?</text:p>
      <text:p text:style-name="P7"/>
      <text:p text:style-name="P22">La programación modular consiste en dividir un programa en <text:span text:style-name="T3">módulos</text:span> o subprogramas con el fin de hacerlo <text:span text:style-name="T3">mas legible y manejable, por ejemplo un problema complejo puede ser dividido en muchos problemas simples.</text:span></text:p>
      <text:p text:style-name="P7"/>
      <text:p text:style-name="P8">15. Diferencias entre un compilador y un interprete</text:p>
      <text:p text:style-name="P21"/>
      <text:p text:style-name="P21"><text:span text:style-name="T4">Compilador:</text:span> <text:s/>Convierte el código fuente en código objeto y otro programa (enlazador) unirá el código objeto del programa con el código objeto de las librerías necesarias para producir el programa ejecutable.</text:p>
      <text:p text:style-name="P8"/>
      <text:p text:style-name="P26">Interprete: <text:s/><text:span text:style-name="T5">Ejecutan las instrucciones directamente, sin que se genere código objeto, para ello </text:span></text:p>
      <text:p text:style-name="P31">es necesario un programa intérprete en el sistema operativo o en la propia máquina donde cada instrucción es interpretada y ejecutada de manera independiente y secuencial. La principal diferencia con el anterior es que se traducen a tiempo real solo las instrucciones que se utilicen en cada ejecución, en vez de interpretar todo el código, se vaya a utilizar o no.</text:p>
      <text:p text:style-name="P11"/>
      <text:p text:style-name="P11">16. ¿En que se diferencian los lenguajes de programación de alto y bajo nivel?</text:p>
      <text:p text:style-name="P11"/>
      <text:p text:style-name="P31">La expresión alto y bajo nivel forma parte de la clasificación de nivel de abstracción cuanto mas alto se el nivel del lenguaje mas se aleja del código maquina en cambio cuanto mas bajo mas próximo esta.</text:p>
      <text:p text:style-name="P11"/>
      <text:p text:style-name="P11">17. ¿Por qué es importante tener normas de codificación y estilo a la hora de llevar a cabo la </text:p>
      <text:p text:style-name="P11">fase de codificación en el desarrollo de una aplicación?</text:p>
      <text:p text:style-name="P11"/>
      <text:p text:style-name="P30">Porque disponer de ellas puede convertir el proceso de codificación en una tarea mas eficiente y amigable.</text:p>
      <text:p text:style-name="P12"/>
      <text:p text:style-name="P12"><text:soft-page-break/>18. ¿Cuáles son los diferentes estados por los que pasa el código del programa desde que se </text:p>
      <text:p text:style-name="P12">escribe hasta que es ejecutado por el ordenador?</text:p>
      <text:p text:style-name="P12"/>
      <text:p text:style-name="P30">1º Se escribe el programa en algún lenguaje de programación</text:p>
      <text:p text:style-name="P30">2º Se convierte a código objeto gracias a un compilador</text:p>
      <text:p text:style-name="P30">3º El enlazador enlaza el código objeto con las librerías necesarias para crear un archivo ejecutable en la plataforma que hayamos elegido.</text:p>
      <text:p text:style-name="P12"/>
      <text:p text:style-name="P12">19. Relaciona los siguientes modelos de ciclo de vida y las siguientes características o requisitos:</text:p>
      <text:p text:style-name="P12"/>
      <text:p text:style-name="P30">Modelo en Cascada ---&gt; <text:span text:style-name="T6">Es fácil de comprender,</text:span> <text:span text:style-name="T6">genera mucho trabajo adicional.</text:span></text:p>
      <text:p text:style-name="P30"/>
      <text:p text:style-name="P32">Modelo interactivo incremental ---&gt; Los clientes necesitan versiones intermedias, los requisitos son estables, no se sabe cuando acabara.</text:p>
      <text:p text:style-name="P32"/>
      <text:p text:style-name="P32">Modelo espiral ---&gt; No requiere conocer todos los requisitos, reduce el riesgo del proyecto, se acomoda bien a los cambios de requisitos, el proyecto es similar a uno ya realizado.</text:p>
      <text:p text:style-name="P13"/>
      <text:p text:style-name="P13">20. Se desea desarrollar un programa en el instituto que permita a un alumno consultar la nota </text:p>
      <text:p text:style-name="P13">que ha obtenido en determinada asignatura. El alumno debe validarse con un nombre de usuario y </text:p>
      <text:p text:style-name="P13">una contraseña que se comprobarán contra una tabla de 'usuarios' de una Base de datos. </text:p>
      <text:p text:style-name="P13">Una vez validado, se le pedirá el nombre de la asignatura y se obtendrá l<text:span text:style-name="T7">a</text:span> calificación buscando en </text:p>
      <text:p text:style-name="P13">otra tabla 'calificaciones' de la BD.</text:p>
      <text:p text:style-name="P13"/>
      <text:p text:style-name="P36">Demasiado avanzado para m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RUBEN</meta:initial-creator>
    <meta:creation-date>2014-09-30T09:13:03.254373712</meta:creation-date>
    <meta:generator>LibreOffice/4.2.6.3$Linux_X86_64 LibreOffice_project/420m0$Build-3</meta:generator>
    <dc:date>2014-10-14T16:32:28.800662282</dc:date>
    <meta:editing-duration>P0D</meta:editing-duration>
    <meta:editing-cycles>5</meta:editing-cycles>
    <meta:document-statistic meta:table-count="0" meta:image-count="0" meta:object-count="0" meta:page-count="4" meta:paragraph-count="104" meta:word-count="1147" meta:character-count="7046" meta:non-whitespace-character-count="5920"/>
  </office:meta>
</office:document-meta>
</file>